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7e2" officeooo:paragraph-rsid="001317e2"/>
    </style:style>
    <style:style style:name="P2" style:family="paragraph" style:parent-style-name="Standard">
      <style:text-properties officeooo:rsid="001380a4" officeooo:paragraph-rsid="001380a4"/>
    </style:style>
    <style:style style:name="P3" style:family="paragraph" style:parent-style-name="Standard">
      <style:text-properties officeooo:rsid="0014c497" officeooo:paragraph-rsid="0014c497"/>
    </style:style>
    <style:style style:name="P4" style:family="paragraph" style:parent-style-name="Text_20_body">
      <style:text-properties officeooo:rsid="0014c497" officeooo:paragraph-rsid="0014c497"/>
    </style:style>
    <style:style style:name="P5" style:family="paragraph" style:parent-style-name="Standard">
      <style:text-properties officeooo:rsid="001317e2" officeooo:paragraph-rsid="001317e2"/>
    </style:style>
    <style:style style:name="T1" style:family="text">
      <style:text-properties officeooo:rsid="001708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text:p>
      <text:p text:style-name="P1"/>
      <text:p text:style-name="P1">HyperParameter Search for traditional model</text:p>
      <text:p text:style-name="P1"/>
      <text:p text:style-name="P1"/>
      <text:p text:style-name="P3">Batch normalization</text:p>
      <text:p text:style-name="P4"><text:bookmark text:name="299d"/>preventing the early saturation of non-linear activation functions like the sigmoid function, assuring that all input data is in the same range of values, etc.</text:p>
      <text:p text:style-name="Text_20_body"><text:bookmark text:name="28c4"/>But the problem appears in the intermediate layers because the distribution of the activations is constantly changing during training. This slows down the training process because each layer must learn to adapt themselves to a new distribution in every training step. This problem is known as <text:span text:style-name="Strong_20_Emphasis">internal covariate shift</text:span>.</text:p>
      <text:p text:style-name="Text_20_body"><text:bookmark text:name="77d7"/>So… what happens if we <text:span text:style-name="Emphasis">force </text:span>the input of every layer to have approximately the same distribution in every training step?</text:p>
      <text:h text:style-name="Heading_20_4" text:outline-level="4"><text:bookmark text:name="cf46"/>What it is</text:h>
      <text:p text:style-name="Text_20_body"><text:bookmark text:name="b320"/>Batch normalization is a method we can use to normalize the inputs of each layer, in order to fight the internal covariate shift problem.</text:p>
      <text:p text:style-name="P3"/>
      <text:p text:style-name="P2">Residual Networks:</text:p>
      <text:p text:style-name="P2"/>
      <text:p text:style-name="P2">Residuals are very imp for image processing, VLAD technique, </text:p>
      <text:p text:style-name="P2"/>
      <text:p text:style-name="P1"><text:tab/></text:p>
      <text:p text:style-name="P1"/>
      <text:p text:style-name="P1">!<text:span text:style-name="T1">we45BGH*(SA+</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08:03:36.752946488</meta:creation-date>
    <meta:editing-duration>PT9H46M31S</meta:editing-duration>
    <meta:editing-cycles>4</meta:editing-cycles>
    <meta:generator>LibreOffice/5.1.6.2$Linux_X86_64 LibreOffice_project/10m0$Build-2</meta:generator>
    <dc:date>2019-01-28T13:10:16.171264369</dc:date>
    <meta:document-statistic meta:table-count="0" meta:image-count="0" meta:object-count="0" meta:page-count="1" meta:paragraph-count="12" meta:word-count="142" meta:character-count="905" meta:non-whitespace-character-count="772"/>
  </office:meta>
</office:document-meta>
</file>